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2.1</text:p>
      <text:p text:style-name="P2">-SMS short code</text:p>
      <text:p text:style-name="P2"/>
      <text:p text:style-name="P1">Part 2.2</text:p>
      <text:p text:style-name="P2">Purpose: To allow subscribers to send SMS to our server </text:p>
      <text:p text:style-name="P6"/>
      <text:p text:style-name="Standard"><text:span text:style-name="T2">Service Details:</text:span><text:span text:style-name="T1"> Subscribers will be able to send messages to our server through the short code. </text:span></text:p>
      <text:p text:style-name="P3"/>
      <text:p text:style-name="P5">Part 2.3</text:p>
      <text:p text:style-name="P4">Subscriber Charging: </text:p>
      <text:p text:style-name="P4"/>
      <text:p text:style-name="P4">Implications:</text:p>
      <text:p text:style-name="P4"><text:tab/>-will we pay the cost of sending the confirmation code back to the user</text:p>
      <text:p text:style-name="P4"><text:tab/> if yes then:</text:p>
      <text:p text:style-name="P4"><text:tab/><text:tab/>-Make QBL pay the cost of sending the confirmation code</text:p>
      <text:p text:style-name="P4"/>
      <text:p text:style-name="P5">Part 2.4</text:p>
      <text:p text:style-name="P4"/>
      <text:p text:style-name="P4"/>
      <text:p text:style-name="P4">15 May---&gt; 31 D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or </meta:initial-creator>
    <meta:creation-date>2012-04-16T09:19:56</meta:creation-date>
    <dc:date>2012-04-17T13:42:44</dc:date>
    <dc:creator>noor </dc:creator>
    <meta:editing-duration>PT26M27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13" meta:word-count="72" meta:character-count="394" meta:non-whitespace-character-count="328"/>
  </office:meta>
</office:document-meta>
</file>